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318cm" fo:margin-left="-0.217cm" fo:margin-right="-0.215cm" table:align="margins"/>
    </style:style>
    <style:style style:name="Таблица1.A" style:family="table-column">
      <style:table-column-properties style:column-width="3.632cm" style:rel-column-width="13743*"/>
    </style:style>
    <style:style style:name="Таблица1.B" style:family="table-column">
      <style:table-column-properties style:column-width="10.151cm" style:rel-column-width="38414*"/>
    </style:style>
    <style:style style:name="Таблица1.C" style:family="table-column">
      <style:table-column-properties style:column-width="3.535cm" style:rel-column-width="133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2.13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-0.938cm" fo:margin-right="-1.011cm" fo:text-align="center" style:justify-single-word="false" fo:text-indent="0cm" style:auto-text-indent="false">
        <style:tab-stops>
          <style:tab-stop style:position="0.048cm"/>
          <style:tab-stop style:position="0.57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able_20_Contents" style:list-style-name="L4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 style:list-style-name="L2">
      <style:paragraph-properties fo:text-align="center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 style:list-style-name="L3">
      <style:paragraph-properties fo:text-align="justify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rsid="0000eb47" officeooo:paragraph-rsid="00050158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rsid="0000eb47" officeooo:paragraph-rsid="00050158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rsid="00062417" officeooo:paragraph-rsid="00062417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 style:list-style-name="L4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 style:list-style-name="L3">
      <style:paragraph-properties fo:text-align="justify" style:justify-single-word="false"/>
      <style:text-properties style:font-name="Times New Roman" fo:font-size="14pt" officeooo:rsid="0004717c" officeooo:paragraph-rsid="0004717c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0eb47"/>
    </style:style>
    <style:style style:name="T4" style:family="text">
      <style:text-properties officeooo:rsid="00050158"/>
    </style:style>
    <style:style style:name="T5" style:family="text">
      <style:text-properties officeooo:rsid="00062417"/>
    </style:style>
    <style:style style:name="T6" style:family="text">
      <style:text-properties officeooo:rsid="000668fc"/>
    </style:style>
    <style:style style:name="T7" style:family="text">
      <style:text-properties officeooo:rsid="0008f2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лан выполнения дипломного проекта на тему</text:p>
      <text:p text:style-name="P12">Система управления и контроля сетевых устройств на основе простого протокола управления сетями</text:p>
      <text:p text:style-name="P12"/>
      <text:p text:style-name="P2">студента гр. 111131</text:p>
      <text:p text:style-name="P3">Грачева Дениса <text:span text:style-name="T7">Геннадьевича</text:span></text:p>
      <text:p text:style-name="P3"/>
      <text:p text:style-name="P2">научный руководитель:<text:line-break/><text:span text:style-name="T2">Курасов Юрий Викторович</text:span></text:p>
      <text:p text:style-name="P5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8">№ недели</text:p>
            </table:table-cell>
            <table:table-cell table:style-name="Таблица1.A1" office:value-type="string">
              <text:p text:style-name="P8">Описание</text:p>
            </table:table-cell>
            <table:table-cell table:style-name="Таблица1.C1" office:value-type="string">
              <text:p text:style-name="P8">Отметка</text:p>
              <text:p text:style-name="P8">о выполнении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10">1</text:p>
            <text:p text:style-name="P11">27.10 - 02.11</text:p>
          </table:table-cell>
          <table:table-cell table:style-name="Таблица1.A2" office:value-type="string">
            <text:p text:style-name="P8">Разработка диаграммы классов и использования. <text:span text:style-name="T1">Подбор материала для литературного обзора, подготовка введения</text:span></text:p>
          </table:table-cell>
          <table:table-cell table:style-name="Таблица1.C2" office:value-type="string">
            <text:list xml:id="list4491865899714812852" text:style-name="L1">
              <text:list-header>
                <text:p text:style-name="P13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2</text:p>
            <text:p text:style-name="P11">03.11 - 09.11</text:p>
          </table:table-cell>
          <table:table-cell table:style-name="Таблица1.A2" office:value-type="string">
            <text:p text:style-name="P7">Реализация библиотек для работы с SNMP (минимум) согласно диаграмме классов.</text:p>
            <text:p text:style-name="P7">Создание ROR приложения <text:span text:style-name="T5">(минимум)</text:span>. </text:p>
            <text:p text:style-name="P7"/>
          </table:table-cell>
          <table:table-cell table:style-name="Таблица1.C2" office:value-type="string">
            <text:list xml:id="list8849452108948937207" text:style-name="L2">
              <text:list-header>
                <text:p text:style-name="P14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3</text:p>
            <text:p text:style-name="P11">10.11 - 16.11</text:p>
          </table:table-cell>
          <table:table-cell table:style-name="Таблица1.A2" office:value-type="string">
            <text:list xml:id="list173015014808205" text:continue-numbering="true" text:style-name="L2">
              <text:list-header>
                <text:p text:style-name="P17"><text:s/><text:span text:style-name="T3">Создание обертки для работы с бд на С++ и его тестирование</text:span>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4</text:p>
            <text:p text:style-name="P11">17.11 - 23.11</text:p>
          </table:table-cell>
          <table:table-cell table:style-name="Таблица1.A2" office:value-type="string">
            <text:list xml:id="list3766811845397931847" text:style-name="L3">
              <text:list-header>
                <text:p text:style-name="P22">Реализация приложения для работы с бд конкретно для SNMP. (Автоматическое создание бд, таблиц и т.п.)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5</text:p>
            <text:p text:style-name="P11">24.11 - 30.11</text:p>
          </table:table-cell>
          <table:table-cell table:style-name="Таблица1.A2" office:value-type="string">
            <text:list xml:id="list173013604599490" text:continue-numbering="true" text:style-name="L3">
              <text:list-header>
                <text:p text:style-name="P18"><text:span text:style-name="T4">Релизация примитивного SNMP manager</text:span></text:p>
                <text:p text:style-name="P18"><text:s/>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6</text:p>
            <text:p text:style-name="P11">01.12 - 07.12</text:p>
          </table:table-cell>
          <table:table-cell table:style-name="Таблица1.A2" office:value-type="string">
            <text:p text:style-name="P19"><text:s text:c="8"/>Реализация SNMP manager на select.</text:p>
            <text:p text:style-name="P20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7</text:p>
            <text:p text:style-name="P11">08.12 - 14.12</text:p>
          </table:table-cell>
          <table:table-cell table:style-name="Таблица1.A2" office:value-type="string">
            <text:list xml:id="list2787646050631072723" text:style-name="L4">
              <text:list-header>
                <text:p text:style-name="P21"><text:span text:style-name="T5">Объеденение </text:span><text:s/><text:span text:style-name="T6">4 и 6 пунктов.</text:span></text:p>
              </text:list-header>
            </text:list>
          </table:table-cell>
          <table:table-cell table:style-name="Таблица1.C2" office:value-type="string">
            <text:list xml:id="list173014546832321" text:continue-numbering="true" text:style-name="L4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8</text:p>
            <text:p text:style-name="P11">15.12 - 21.12</text:p>
          </table:table-cell>
          <table:table-cell table:style-name="Таблица1.A2" office:value-type="string">
            <text:list xml:id="list173014074726366" text:continue-numbering="true" text:style-name="L4">
              <text:list-header>
                <text:p text:style-name="P16">Написание литературного обзора и введения</text:p>
              </text:list-header>
            </text:list>
          </table:table-cell>
          <table:table-cell table:style-name="Таблица1.C2" office:value-type="string">
            <text:list xml:id="list173013350806735" text:continue-numbering="true" text:style-name="L4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9</text:p>
            <text:p text:style-name="P11">22.12 - 28.12</text:p>
          </table:table-cell>
          <table:table-cell table:style-name="Таблица1.A2" office:value-type="string">
            <text:p text:style-name="P1">Отладка, тестирование полученного ПО</text:p>
            <text:p text:style-name="P4"/>
          </table:table-cell>
          <table:table-cell table:style-name="Таблица1.C2" office:value-type="string">
            <text:p text:style-name="P9"/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9cm" fo:margin-right="2.0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4:30</meta:creation-date>
    <dc:date>2014-12-16T17:30:13.108828802</dc:date>
    <meta:editing-duration>PT2H53M</meta:editing-duration>
    <meta:editing-cycles>39</meta:editing-cycles>
    <meta:generator>LibreOffice/4.3.4.1$Linux_X86_64 LibreOffice_project/430m0$Build-1</meta:generator>
    <meta:print-date>2014-12-16T17:28:10.720854444</meta:print-date>
    <meta:document-statistic meta:table-count="1" meta:image-count="0" meta:object-count="0" meta:page-count="1" meta:paragraph-count="38" meta:word-count="146" meta:character-count="949" meta:non-whitespace-character-count="828"/>
  </office:meta>
</office:document-meta>
</file>